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80000000BF8BC7EDB.png" manifest:media-type="image/png"/>
  <manifest:file-entry manifest:full-path="Pictures/10000001000000170000000ADCB24FC2.png" manifest:media-type="image/png"/>
  <manifest:file-entry manifest:full-path="Pictures/100000010000000B0000000BD49ABA56.png" manifest:media-type="image/png"/>
  <manifest:file-entry manifest:full-path="Pictures/100000010000002000000017CB9B0982.png" manifest:media-type="image/png"/>
  <manifest:file-entry manifest:full-path="Pictures/100000010000001D0000001BEFC89B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a5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965cm" svg:y="0.146cm" svg:width="4.673cm" svg:height="2.025cm" draw:z-index="4"><draw:image xlink:href="Pictures/10000001000000170000000ADCB24FC2.png" xlink:type="simple" xlink:show="embed" xlink:actuate="onLoad" draw:mime-type="image/png"/></draw:frame>A55656 </text:p>
      <text:p text:style-name="Standard"/>
      <text:p text:style-name="Standard"/>
      <text:p text:style-name="Standard"/>
      <text:p text:style-name="Standard"><draw:frame draw:style-name="fr1" draw:name="Image2" text:anchor-type="char" svg:x="-1.965cm" svg:y="0.222cm" svg:width="3.362cm" svg:height="4.632cm" draw:z-index="0"><draw:image xlink:href="Pictures/10000001000000080000000BF8BC7EDB.png" xlink:type="simple" xlink:show="embed" xlink:actuate="onLoad" draw:mime-type="image/png"/></draw:frame></text:p>
      <text:p text:style-name="Standard">EAEDDC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1.965cm" svg:y="0.471cm" svg:width="3.295cm" svg:height="3.295cm" draw:z-index="1"><draw:image xlink:href="Pictures/100000010000000B0000000BD49ABA56.png" xlink:type="simple" xlink:show="embed" xlink:actuate="onLoad" draw:mime-type="image/png"/></draw:frame></text:p>
      <text:p text:style-name="Standard"/>
      <text:p text:style-name="Standard">BD799D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2cm" svg:y="0.356cm" svg:width="3.711cm" svg:height="2.665cm" draw:z-index="2"><draw:image xlink:href="Pictures/100000010000002000000017CB9B0982.png" xlink:type="simple" xlink:show="embed" xlink:actuate="onLoad" draw:mime-type="image/png"/></draw:frame></text:p>
      <text:p text:style-name="Standard"/>
      <text:p text:style-name="Standard">7B5791</text:p>
      <text:p text:style-name="Standard"/>
      <text:p text:style-name="Standard"/>
      <text:p text:style-name="Standard"/>
      <text:p text:style-name="Standard"><draw:frame draw:style-name="fr1" draw:name="Image5" text:anchor-type="char" svg:x="-2cm" svg:y="0.099cm" svg:width="3.136cm" svg:height="2.919cm" draw:z-index="3"><draw:image xlink:href="Pictures/100000010000001D0000001BEFC89BFB.png" xlink:type="simple" xlink:show="embed" xlink:actuate="onLoad" draw:mime-type="image/png"/></draw:frame></text:p>
      <text:p text:style-name="Standard"/>
      <text:p text:style-name="Standard">4E468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09:31:21.314669800</meta:creation-date>
    <dc:date>2025-09-12T11:17:25.890389700</dc:date>
    <meta:editing-duration>PT1H25M13S</meta:editing-duration>
    <meta:editing-cycles>1</meta:editing-cycles>
    <meta:document-statistic meta:table-count="0" meta:image-count="5" meta:object-count="0" meta:page-count="1" meta:paragraph-count="5" meta:word-count="5" meta:character-count="32" meta:non-whitespace-character-count="30"/>
    <meta:generator>LibreOffice/25.2.3.2$Windows_X86_64 LibreOffice_project/bbb074479178df812d175f709636b368952c2ce3</meta:generator>
  </office:meta>
</office:document-meta>
</file>